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4000002641A7CF575.png" manifest:media-type="image/png"/>
  <manifest:file-entry manifest:full-path="Pictures/100000010000021500000165FBAE3191.png" manifest:media-type="image/png"/>
  <manifest:file-entry manifest:full-path="Pictures/100000000000032C0000019282B4C2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ff0000" draw:fill-color="#000000" draw:textarea-horizontal-align="justify" draw:textarea-vertical-align="middle" draw:auto-grow-height="false" fo:min-height="0.703cm" fo:min-width="4.263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1" draw:marker-end-width="0.3cm" draw:fill="none" draw:fill-color="#000000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objectwithoutfill">
      <style:graphic-properties svg:stroke-color="#000000" draw:marker-end="Arrowheads_20_3" draw:marker-end-width="0.3cm" draw:fill="none" draw:fill-color="#000000" draw:textarea-vertical-align="middle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41cm" svg:height="0.839cm" svg:x="11.187cm" svg:y="7.132cm">
          <draw:text-box>
            <text:p>Compile</text:p>
          </draw:text-box>
        </draw:frame>
        <draw:frame draw:style-name="gr2" draw:text-style-name="P2" draw:layer="layout" svg:width="11.323cm" svg:height="5.606cm" svg:x="5.445cm" svg:y="1.1cm">
          <draw:image xlink:href="Pictures/100000000000032C0000019282B4C219.png" xlink:type="simple" xlink:show="embed" xlink:actuate="onLoad" draw:mime-type="image/png">
            <text:p/>
          </draw:image>
        </draw:frame>
        <draw:custom-shape draw:style-name="gr3" draw:text-style-name="P3" draw:layer="layout" svg:width="4.763cm" svg:height="0.953cm" svg:x="10.842cm" svg:y="1.41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492cm" svg:height="1.427cm" svg:x="2.27cm" svg:y="2.848cm">
          <draw:text-box>
            <text:p>Ngôn ngữ lập trình </text:p>
          </draw:text-box>
        </draw:frame>
        <draw:line draw:style-name="gr5" draw:text-style-name="P4" draw:layer="layout" svg:x1="10.842cm" svg:y1="6.815cm" svg:x2="10.842cm" svg:y2="8.72cm">
          <text:p/>
        </draw:line>
        <draw:frame draw:style-name="gr2" draw:text-style-name="P2" draw:layer="layout" svg:width="9.208cm" svg:height="6.168cm" svg:x="6.29cm" svg:y="8.72cm">
          <draw:image xlink:href="Pictures/100000010000021500000165FBAE3191.png" xlink:type="simple" xlink:show="embed" xlink:actuate="onLoad" draw:mime-type="image/png">
            <text:p/>
          </draw:image>
        </draw:frame>
        <draw:frame draw:style-name="gr6" draw:text-style-name="P1" draw:layer="layout" svg:width="2.857cm" svg:height="1.905cm" svg:x="2.798cm" svg:y="10.942cm">
          <draw:text-box>
            <text:p>Mã máy</text:p>
          </draw:text-box>
        </draw:frame>
        <draw:frame draw:style-name="gr2" draw:text-style-name="P2" draw:layer="layout" svg:width="8.054cm" svg:height="8.054cm" svg:x="19.933cm" svg:y="11.895cm">
          <draw:image xlink:href="Pictures/1000000100000264000002641A7CF575.png" xlink:type="simple" xlink:show="embed" xlink:actuate="onLoad" draw:mime-type="image/png">
            <text:p/>
          </draw:image>
        </draw:frame>
        <draw:line draw:style-name="gr7" draw:text-style-name="P4" draw:layer="layout" svg:x1="15.922cm" svg:y1="12.212cm" svg:x2="20.367cm" svg:y2="14.752cm">
          <text:p/>
        </draw:line>
        <draw:frame draw:style-name="gr1" draw:text-style-name="P1" draw:layer="layout" svg:width="1.471cm" svg:height="0.839cm" svg:x="17.944cm" svg:y="12.53cm">
          <draw:text-box>
            <text:p>Run</text:p>
          </draw:text-box>
        </draw:frame>
        <draw:frame draw:style-name="gr1" draw:text-style-name="P1" draw:layer="layout" svg:width="0.502cm" svg:height="1.187cm" svg:x="25.765cm" svg:y="3.32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152cm" svg:stroke-color="#3465a4" draw:marker-start-width="0.432cm" draw:marker-start-center="false" draw:marker-end-width="0.43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02cm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5:21:41.983329928</meta:creation-date>
    <dc:date>2024-06-06T15:34:59.904779209</dc:date>
    <meta:editing-duration>PT2M10S</meta:editing-duration>
    <meta:editing-cycles>1</meta:editing-cycles>
    <meta:document-statistic meta:object-count="11"/>
    <meta:generator>LibreOffice/24.2.3.2$Linux_X86_64 LibreOffice_project/433d9c2ded56988e8a90e6b2e771ee4e6a5ab2ba</meta:generator>
  </office:meta>
</office:document-meta>
</file>